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bold" officeooo:rsid="000e0766" officeooo:paragraph-rsid="000e0766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bold" officeooo:rsid="000e0766" officeooo:paragraph-rsid="000e0766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bold" officeooo:rsid="0014b497" officeooo:paragraph-rsid="0014b497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bold" officeooo:rsid="0014b497" officeooo:paragraph-rsid="0014b497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20f4e7" officeooo:paragraph-rsid="0020f4e7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e0766" officeooo:paragraph-rsid="0012a30f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e0766" officeooo:paragraph-rsid="000e0766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1553a" officeooo:paragraph-rsid="0011553a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1553a" officeooo:paragraph-rsid="00142b70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21fc00" officeooo:paragraph-rsid="0021fc00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fo:font-weight="bold" officeooo:rsid="000e0766" officeooo:paragraph-rsid="000e0766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officeooo:rsid="000e0766" officeooo:paragraph-rsid="0012a30f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officeooo:rsid="000e0766" officeooo:paragraph-rsid="0019cccb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fo:font-weight="normal" officeooo:rsid="000e0766" officeooo:paragraph-rsid="0019cccb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fo:font-weight="normal" officeooo:rsid="00142b70" officeooo:paragraph-rsid="00142b70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Liberation Serif" fo:font-size="12pt" fo:font-style="normal" style:text-underline-style="none" fo:font-weight="bold" officeooo:rsid="0020f4e7" officeooo:paragraph-rsid="0020f4e7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0f4e7" officeooo:paragraph-rsid="0020f4e7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217517" officeooo:paragraph-rsid="00217517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ce181e" style:font-name="Liberation Serif" fo:font-size="12pt" style:text-underline-style="none" fo:font-weight="bold" officeooo:rsid="0021daf5" officeooo:paragraph-rsid="0021daf5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Liberation Serif" fo:font-size="12pt" style:text-underline-style="solid" style:text-underline-width="auto" style:text-underline-color="font-color" fo:font-weight="normal" officeooo:rsid="00142b70" officeooo:paragraph-rsid="00142b70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Liberation Serif" fo:font-size="12pt" style:text-underline-style="none" fo:font-weight="normal" officeooo:rsid="0012a30f" officeooo:paragraph-rsid="0012a30f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Liberation Serif" fo:font-size="12pt" style:text-underline-style="none" fo:font-weight="normal" officeooo:rsid="00142b70" officeooo:paragraph-rsid="00142b70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Liberation Serif" fo:font-size="12pt" style:text-underline-style="none" fo:font-weight="normal" officeooo:rsid="0021daf5" officeooo:paragraph-rsid="0021daf5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Liberation Serif" fo:font-size="12pt" style:text-underline-style="none" fo:font-weight="normal" officeooo:rsid="0021daf5" officeooo:paragraph-rsid="0021fc00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Liberation Serif" fo:font-size="12pt" style:text-underline-style="none" fo:font-weight="normal" officeooo:rsid="0021fc00" officeooo:paragraph-rsid="0021fc00" style:font-size-asian="12pt" style:font-weight-asian="normal" style:font-size-complex="12pt" style:font-weight-complex="normal"/>
    </style:style>
    <style:style style:name="T1" style:family="text">
      <style:text-properties officeooo:rsid="00168347"/>
    </style:style>
    <style:style style:name="T2" style:family="text">
      <style:text-properties officeooo:rsid="0020f4e7"/>
    </style:style>
    <style:style style:name="T3" style:family="text">
      <style:text-properties officeooo:rsid="00217517"/>
    </style:style>
    <style:style style:name="T4" style:family="text">
      <style:text-properties officeooo:rsid="0021daf5"/>
    </style:style>
    <style:style style:name="T5" style:family="text">
      <style:text-properties officeooo:rsid="0021fc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PEACH-Report – labour law</text:span></text:p>
      <text:p text:style-name="P1"/>
      <text:p text:style-name="P19">URGENT! LIMITATION IMMINENT!</text:p>
      <text:p text:style-name="P11"/>
      <text:p text:style-name="P12"/>
      <text:p text:style-name="P13"><text:span text:style-name="T2">Client</text:span>:</text:p>
      <text:p text:style-name="P5">John Doe</text:p>
      <text:p text:style-name="P5">Examplestreet 1</text:p>
      <text:p text:style-name="P5">12345 Egtown</text:p>
      <text:p text:style-name="P6"/>
      <text:p text:style-name="P7"/>
      <text:p text:style-name="P14"><text:span text:style-name="T5">Opposing party</text:span>:</text:p>
      <text:p text:style-name="P5">Examplecompany S.E.</text:p>
      <text:p text:style-name="P5">Workavenue 2</text:p>
      <text:p text:style-name="P5">12345 Egtown</text:p>
      <text:p text:style-name="P7"/>
      <text:p text:style-name="P7"/>
      <text:p text:style-name="P7"/>
      <text:p text:style-name="P16"><text:span text:style-name="T3">F</text:span>acts</text:p>
      <text:p text:style-name="P17"/>
      <text:p text:style-name="P18">Topic: labour law, termination of contract</text:p>
      <text:p text:style-name="P21"/>
      <text:p text:style-name="P10">The Client, age [45] has been employed at [examplecompany] since [2003]. A contract has been concluded in [written form][(see attachement)]. The client worked at [exampleworkplace] with an estimate of [200] coworkers.</text:p>
      <text:p text:style-name="P24">The client recieved a termination notice <text:span text:style-name="T5">[</text:span>in written form<text:span text:style-name="T5">]</text:span> <text:span text:style-name="T5">[(</text:span>see attachment)<text:span text:style-name="T5">]</text:span> on <text:span text:style-name="T5">[</text:span>10.09.2018<text:span text:style-name="T5">]</text:span>. </text:p>
      <text:p text:style-name="P25">Regarding pregnancy, motherhood or maternity leave at the time of the layoff the client states: „[<text:span text:style-name="T2">I‘m a guy, why would I be pregnant??? </text:span>What kind of chatbot is this?!]“</text:p>
      <text:p text:style-name="P9"/>
      <text:p text:style-name="P9"/>
      <text:p text:style-name="P4">A<text:span text:style-name="T5">ttachements</text:span></text:p>
      <text:p text:style-name="P3"/>
      <text:p text:style-name="P10">[file1:contract]</text:p>
      <text:p text:style-name="P10">[file2:termination]</text:p>
      <text:p text:style-name="P8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Liberation Sans1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Liberation Sans1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5:16:59.469058327</meta:creation-date>
    <dc:date>2018-09-18T12:35:26.272657795</dc:date>
    <meta:editing-duration>PT32M10S</meta:editing-duration>
    <meta:editing-cycles>13</meta:editing-cycles>
    <meta:generator>LibreOffice/5.4.7.2$MacOSX_X86_64 LibreOffice_project/c838ef25c16710f8838b1faec480ebba495259d0</meta:generator>
    <dc:creator>Georg Schneider</dc:creator>
    <meta:document-statistic meta:table-count="0" meta:image-count="0" meta:object-count="0" meta:page-count="1" meta:paragraph-count="18" meta:word-count="104" meta:character-count="727" meta:non-whitespace-character-count="639"/>
  </office:meta>
</office:document-meta>
</file>